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style:tab-stops>
          <style:tab-stop style:position="7.858cm"/>
        </style:tab-stops>
      </style:paragraph-properties>
      <style:text-properties fo:font-weight="bold" style:font-weight-asian="bold" style:font-weight-complex="bold"/>
    </style:style>
    <style:style style:name="P3" style:family="paragraph" style:parent-style-name="Standard">
      <style:paragraph-properties>
        <style:tab-stops>
          <style:tab-stop style:position="7.858cm"/>
        </style:tab-stops>
      </style:paragraph-properties>
    </style:style>
    <style:style style:name="P4" style:family="paragraph" style:parent-style-name="Standard">
      <style:text-properties fo:font-weight="normal"/>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margin-left="1.905cm" fo:margin-right="0cm" fo:text-indent="0cm" style:auto-text-indent="false">
        <style:tab-stops>
          <style:tab-stop style:position="5.953cm"/>
        </style:tab-stops>
      </style:paragraph-properties>
    </style:style>
    <style:style style:name="P7" style:family="paragraph" style:parent-style-name="Standard" style:master-page-name="MP0">
      <style:paragraph-properties style:page-number="auto" fo:break-before="page"/>
    </style:style>
    <style:style style:name="P8" style:family="paragraph" style:parent-style-name="Standard" style:list-style-name="L1">
      <style:paragraph-properties>
        <style:tab-stops>
          <style:tab-stop style:position="6.588cm"/>
        </style:tab-stops>
      </style:paragraph-properties>
    </style:style>
    <style:style style:name="P9" style:family="paragraph" style:parent-style-name="Standard" style:list-style-name="L2">
      <style:paragraph-properties>
        <style:tab-stops>
          <style:tab-stop style:position="6.588cm"/>
        </style:tab-stops>
      </style:paragraph-properties>
    </style:style>
    <style:style style:name="P10" style:family="paragraph" style:parent-style-name="Standard" style:list-style-name="L1">
      <style:paragraph-properties>
        <style:tab-stops>
          <style:tab-stop style:position="5.953cm"/>
        </style:tab-stops>
      </style:paragraph-properties>
    </style:style>
    <style:style style:name="P11" style:family="paragraph" style:parent-style-name="Standard" style:list-style-name="L2">
      <style:paragraph-properties>
        <style:tab-stops>
          <style:tab-stop style:position="5.953cm"/>
        </style:tab-stops>
      </style:paragraph-properties>
    </style:style>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9">
      <style:text-properties fo:font-variant="normal" fo:text-transform="none" fo:color="#000000" style:font-name="Times New Roman" fo:letter-spacing="normal" fo:font-style="normal" fo:font-weight="normal"/>
    </style:style>
    <style:style style:name="T1" style:family="text">
      <style:text-properties fo:color="#000000"/>
    </style:style>
    <style:style style:name="T2" style:family="text">
      <style:text-properties fo:font-variant="normal" fo:text-transform="none" fo:color="#000000" style:font-name="Times New Roman" fo:letter-spacing="normal" fo:font-style="normal"/>
    </style:style>
    <style:style style:name="T3" style:family="text">
      <style:text-properties style:font-weight-asian="normal" style:font-weight-complex="normal"/>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ject proposal</text:p>
      <text:p text:style-name="Standard"/>
      <text:p text:style-name="Standard"/>
      <text:p text:style-name="Standard">Student: Matthew Barby</text:p>
      <text:p text:style-name="Standard">Supervisor: Hope Caton</text:p>
      <text:p text:style-name="Standard">Project title: dungeon crawl - the magic stone</text:p>
      <text:p text:style-name="Standard"/>
      <text:p text:style-name="Standard"/>
      <text:p text:style-name="Standard"/>
      <text:p text:style-name="P1">Description on the project</text:p>
      <text:p text:style-name="P3">The goal of this project is to develop a dungeon crawl rougelike-like rpg for android tablet devices with a focus on quick iteration times and faster game-play over some more contemporary games of the genera. The player will be attempting to retrieve the magical <text:span text:style-name="Default_20_Paragraph_20_Font"><text:span text:style-name="T1">maguffin</text:span></text:span> stone from the depths of the dungeon. Along the way they'll encounter monsters, traps and various other obstetrical that will block their progress.</text:p>
      <text:p text:style-name="P3"/>
      <text:p text:style-name="P2">Definition of a rouguelike rpg</text:p>
      <text:p text:style-name="P3"><text:span text:style-name="Default_20_Paragraph_20_Font"><text:span text:style-name="T1">“The genre's main characteristics have traditionally been defined by the game that gave it its name -</text:span></text:span><text:span text:style-name="Default_20_Paragraph_20_Font"><text:span text:style-name="T1">Rogue</text:span></text:span><text:span text:style-name="Default_20_Paragraph_20_Font"><text:span text:style-name="T1">. However as the games </text:span></text:span><text:span text:style-name="Default_20_Paragraph_20_Font"><text:span text:style-name="T1">it inspired grew in complexity and ambition, an exact definition became increasingly hard to peg down.”</text:span></text:span><text:span text:style-name="Default_20_Paragraph_20_Font"><text:span text:style-name="T1"> (4)</text:span></text:span></text:p>
      <text:p text:style-name="P3"/>
      <text:p text:style-name="P3">In 2008 at the international rogue like development conference a group of developers attempted to define the genera with a list of high value factors, which are the core of what separates the genera from traditional RPGS and low value factors which are commonly used but not integral to the games.</text:p>
      <text:p text:style-name="P3">This definition is known as the Berlin interpretation. (1)</text:p>
      <text:p text:style-name="P3"/>
      <text:p text:style-name="P3">High level factors of the Berlin interpretation I intend to use in this project:</text:p>
      <text:list xml:id="list5024202866659489382" text:style-name="L1">
        <text:list-item>
          <text:p text:style-name="P8">Random environment generation</text:p>
          <text:list>
            <text:list-item>
              <text:p text:style-name="P10">Environments change with each play through</text:p>
            </text:list-item>
          </text:list>
        </text:list-item>
        <text:list-item>
          <text:p text:style-name="P8">Permadeath</text:p>
          <text:list>
            <text:list-item>
              <text:p text:style-name="P10">Once a character dies the player must start again with a new character</text:p>
            </text:list-item>
          </text:list>
        </text:list-item>
        <text:list-item>
          <text:p text:style-name="P8">Complexity</text:p>
          <text:list>
            <text:list-item>
              <text:p text:style-name="P10">The game must be complex enough to allow for multiple solution to challenges presented to the player.</text:p>
            </text:list-item>
          </text:list>
        </text:list-item>
        <text:list-item>
          <text:p text:style-name="P8">Resource management</text:p>
          <text:list>
            <text:list-item>
              <text:p text:style-name="P10">The player must manage limited resources such as health potions and food of they are to survive the challenges they encounter.</text:p>
            </text:list-item>
          </text:list>
        </text:list-item>
        <text:list-item>
          <text:p text:style-name="P8">Hack 'n' slash</text:p>
          <text:list>
            <text:list-item>
              <text:p text:style-name="P10">Fighting monsters is a central part of the game and provides the core challenge.</text:p>
            </text:list-item>
          </text:list>
        </text:list-item>
        <text:list-item>
          <text:p text:style-name="P8">Exploration and discovery</text:p>
          <text:list>
            <text:list-item>
              <text:p text:style-name="P10">Careful exploration of the environments and discovery of items is key in these games.</text:p>
            </text:list-item>
          </text:list>
        </text:list-item>
      </text:list>
      <text:p text:style-name="P6"/>
      <text:p text:style-name="P3">Low Level factors of the Berlin interpretation I intend to use in this project:</text:p>
      <text:list xml:id="list5063504468645043744" text:style-name="L2">
        <text:list-item>
          <text:p text:style-name="P9">Single player character</text:p>
          <text:list>
            <text:list-item>
              <text:p text:style-name="P11">The player controls one game character.</text:p>
            </text:list-item>
          </text:list>
        </text:list-item>
        <text:list-item>
          <text:p text:style-name="P9">Monsters are similar to the player</text:p>
          <text:list>
            <text:list-item>
              <text:p text:style-name="P11">Monsters obey the same game rules as the player and interact in the game environment in a similar way.</text:p>
            </text:list-item>
          </text:list>
        </text:list-item>
        <text:list-item>
          <text:p text:style-name="P9">Tactical challenges</text:p>
          <text:list>
            <text:list-item>
              <text:p text:style-name="P11">The game must be challenging enough so that knowledge and tactics are required before <text:soft-page-break/>any significant progress can be made. This knowledge is gained through iteration and thus some rouge likes are difficult for newer players.</text:p>
            </text:list-item>
          </text:list>
        </text:list-item>
      </text:list>
      <text:p text:style-name="P3"/>
      <text:p text:style-name="P1">The player's objectives</text:p>
      <text:list xml:id="list7152232921202391502" text:style-name="L3">
        <text:list-item>
          <text:p text:style-name="P12">Explore the environment.</text:p>
        </text:list-item>
        <text:list-item>
          <text:p text:style-name="P12">Gather treasure and weapons</text:p>
        </text:list-item>
        <text:list-item>
          <text:p text:style-name="P12">Defeat monsters to gain experience points and levels</text:p>
        </text:list-item>
        <text:list-item>
          <text:p text:style-name="P12">Progress to deeper levels of the dungeon towards the magical muguffin stone.</text:p>
        </text:list-item>
      </text:list>
      <text:p text:style-name="Standard"/>
      <text:p text:style-name="P1">Features to be included in the game</text:p>
      <text:p text:style-name="Standard">Game Mechanics</text:p>
      <text:list xml:id="list494184010726607212" text:style-name="L4">
        <text:list-item>
          <text:p text:style-name="P13">Point and click interfaces.</text:p>
          <text:list>
            <text:list-item>
              <text:p text:style-name="P13">Click on open space to move there.</text:p>
            </text:list-item>
            <text:list-item>
              <text:p text:style-name="P13">Click on an enemy to attack.</text:p>
            </text:list-item>
            <text:list-item>
              <text:p text:style-name="P13">Items and skills can be dragged into a hotbar where they can be selected easily</text:p>
            </text:list-item>
            <text:list-item>
              <text:p text:style-name="P13">Click on an item in the hotbar to use it.</text:p>
            </text:list-item>
            <text:list-item>
              <text:p text:style-name="P13">Click on a skill in the hotbar to use it.</text:p>
            </text:list-item>
          </text:list>
        </text:list-item>
      </text:list>
      <text:p text:style-name="Standard">User experience</text:p>
      <text:list xml:id="list1207035276570519514" text:style-name="L5">
        <text:list-item>
          <text:p text:style-name="P14">Short term rewards can be gained from the finding of more powerful weapons and gold.</text:p>
        </text:list-item>
        <text:list-item>
          <text:p text:style-name="P14">Long term sense of achievement when accumulated gold is used to purchase upgrades for all future play troughs’.</text:p>
        </text:list-item>
        <text:list-item>
          <text:p text:style-name="P14">Sense of achievement when progressing to a level not reached before.</text:p>
        </text:list-item>
        <text:list-item>
          <text:p text:style-name="P14">Sense of achievement when overcoming difficult challenges.</text:p>
        </text:list-item>
        <text:list-item>
          <text:p text:style-name="P14">Shot animations such as walk cycles and attack animations to make combat feel fluid and dynamic.</text:p>
        </text:list-item>
        <text:list-item>
          <text:p text:style-name="P14">Randomly generated environments and enemies will keep the game feeling fresh even through multiple play troughs’.</text:p>
        </text:list-item>
      </text:list>
      <text:p text:style-name="Standard"/>
      <text:p text:style-name="Standard">Player rewards</text:p>
      <text:list xml:id="list977393386856068157" text:style-name="L6">
        <text:list-item>
          <text:p text:style-name="P15">The player will collect gold from defeated enemies and found in chests throughout the dungeon.</text:p>
        </text:list-item>
        <text:list-item>
          <text:p text:style-name="P15">The player can spend the gold they earn throughout each play through of the game for bonuses for all future characters such as bonus starting health or increased damage.</text:p>
        </text:list-item>
        <text:list-item>
          <text:p text:style-name="P15">Every action the player makes during the game will increase a score. This score will be saved to a high score table. This table will be mostly for the player to compete against themselves but that does not mean that integration with social media sites such as Facebook or Twitter is impossible as this could provide odd (and free) advertisement for the game.</text:p>
        </text:list-item>
        <text:list-item>
          <text:p text:style-name="P15">The game should give the player a sense of competence after overcoming difficult challenges such as defeating monsters and levelling up. Visual effects and audio queues will be used to reinforce this.</text:p>
        </text:list-item>
      </text:list>
      <text:p text:style-name="Standard"/>
      <text:p text:style-name="Standard">User interface</text:p>
      <text:list xml:id="list3230726941848106681" text:style-name="L7">
        <text:list-item>
          <text:p text:style-name="P16">GUI will be a mixture of unity GUI functions and overlaid images.</text:p>
        </text:list-item>
        <text:list-item>
          <text:p text:style-name="P16">Deploy to android devices, optimized for tablets.</text:p>
        </text:list-item>
        <text:list-item>
          <text:p text:style-name="P16">Drag and drop inventory system used for both items and player skills.</text:p>
        </text:list-item>
        <text:list-item>
          <text:p text:style-name="P16">Health and Mana bars at to show the status of the player.</text:p>
        </text:list-item>
      </text:list>
      <text:p text:style-name="Standard"/>
      <text:p text:style-name="P1">Aims and Objectives</text:p>
      <text:list xml:id="list9053555702118642046" text:style-name="L8">
        <text:list-item>
          <text:p text:style-name="P17">Must</text:p>
          <text:list>
            <text:list-item>
              <text:p text:style-name="P17">The player must be able to move around the environment</text:p>
            </text:list-item>
            <text:list-item>
              <text:p text:style-name="P17"><text:soft-page-break/>The player must be able to fight monsters</text:p>
            </text:list-item>
            <text:list-item>
              <text:p text:style-name="P17">The player must be able gain experience and level up</text:p>
            </text:list-item>
            <text:list-item>
              <text:p text:style-name="P17">The player must be able to progress to deeper levels of the dungeon to an end objective</text:p>
            </text:list-item>
            <text:list-item>
              <text:p text:style-name="P17">The game must have minimal animation</text:p>
            </text:list-item>
            <text:list-item>
              <text:p text:style-name="P17">The player must be able to pick up and use items from defeated enemies.</text:p>
            </text:list-item>
            <text:list-item>
              <text:p text:style-name="P17">The game must have a main menu for starting a new game, loading a game in progress or for viewing high scores.</text:p>
            </text:list-item>
            <text:list-item>
              <text:p text:style-name="P17">The game must have at least ten levels.</text:p>
            </text:list-item>
          </text:list>
        </text:list-item>
        <text:list-item>
          <text:p text:style-name="P17">Should</text:p>
          <text:list>
            <text:list-item>
              <text:p text:style-name="P17">The game should include music</text:p>
            </text:list-item>
            <text:list-item>
              <text:p text:style-name="P17">The game should have sound effects</text:p>
            </text:list-item>
            <text:list-item>
              <text:p text:style-name="P17">The game should have more complex animations for walk cycles and attack animations</text:p>
            </text:list-item>
            <text:list-item>
              <text:p text:style-name="P17">The game should have a drag and drop inventory for the management of items and skills</text:p>
            </text:list-item>
            <text:list-item>
              <text:p text:style-name="P17">The player should be able to active there items and skills from the hot bar.</text:p>
            </text:list-item>
            <text:list-item>
              <text:p text:style-name="P17">The game should store high scores which must be available to view from a main menu.</text:p>
            </text:list-item>
            <text:list-item>
              <text:p text:style-name="P17">The player should be able to save the progress of their current character.</text:p>
            </text:list-item>
            <text:list-item>
              <text:p text:style-name="P17">The game should have at least twenty levels.</text:p>
            </text:list-item>
            <text:list-item>
              <text:p text:style-name="P17">The game should have sufficient visual and audio effects to show the player when they are performing beneficial actions and doing well.</text:p>
            </text:list-item>
            <text:list-item>
              <text:p text:style-name="P17">The game should include a brief tutorial that explains the games mechanics and controls, however this tutorial should not give away enough game knowledge to make the later levels trivial in difficulty.</text:p>
            </text:list-item>
            <text:list-item>
              <text:p text:style-name="P17">The player should be able to manage their equipment from a gui menu.</text:p>
            </text:list-item>
          </text:list>
        </text:list-item>
        <text:list-item>
          <text:p text:style-name="P17">Could</text:p>
          <text:list>
            <text:list-item>
              <text:p text:style-name="P17">The game could have multiple environments with different backgrounds and music.</text:p>
            </text:list-item>
            <text:list-item>
              <text:p text:style-name="P17">The game could include boss monsters at the end of significant levels.</text:p>
            </text:list-item>
          </text:list>
        </text:list-item>
        <text:list-item>
          <text:p text:style-name="P17">Would</text:p>
          <text:list>
            <text:list-item>
              <text:p text:style-name="P17">Time permitting, the game could include interaction with social media sites such as Facebook such as posting high scores or getting some sort of reward for inviting friends to play.</text:p>
            </text:list-item>
            <text:list-item>
              <text:p text:style-name="P17">Micro-transactions such as purchasing gold to be used for upgrades or for reviving a character would be the primary method of monetizing this game.</text:p>
            </text:list-item>
          </text:list>
        </text:list-item>
      </text:list>
      <text:p text:style-name="Standard"/>
      <text:p text:style-name="P1">Tools and Technologies to be used</text:p>
      <text:p text:style-name="Standard">Game engine – Unity</text:p>
      <text:p text:style-name="Standard"/>
      <text:p text:style-name="Standard">Unity was selected as it has become an industry standard tool for rapid games development in C#. It is also well equipped for creating games for mobile devices such as android tablets or apple products such as the Ipad. A grey box prototype will be created early on, in the development process to allow for more time to create a refined and polished product.</text:p>
      <text:p text:style-name="Standard">I have had experience with the Unity engine previously and using online resources such as the Unity scripting reference most programming challenges should be able to be overcome.</text:p>
      <text:p text:style-name="Standard"/>
      <text:p text:style-name="Standard">2d art assets - Photoshop</text:p>
      <text:p text:style-name="Standard"/>
      <text:p text:style-name="Standard">The game will require basic 2d sprite art for the characters and while I am not an artist the more basic art assets I will be able to create. If the project becomes more complex or I am unable to produce work to the quality I deem it needs to be I will look to getting art from another source, most likely an art student at the university.</text:p>
      <text:p text:style-name="Standard"/>
      <text:p text:style-name="Standard"><text:soft-page-break/>Audio</text:p>
      <text:p text:style-name="Standard"/>
      <text:p text:style-name="Standard">I have no experience in creating audio for games so my only options are using freely available music found on the internet on having audio assets made by another person.</text:p>
      <text:p text:style-name="Standard"/>
      <text:p text:style-name="Standard">The game will be deployed on android devices. A google nexus 7 will be used to test the game during the development process and other devices such as a GoTab will be used later to check compatibility with lower end devices. This devices was chosen as it has an average screen size for Android tablets and will mean that the game is optimized for the average device. The testing devices will be using the latest version of the Android OS which at the time of writing is version 4.3 (jellybean) and the latest version of the Android SDK which is compatible with Unity.</text:p>
      <text:p text:style-name="Standard"/>
      <text:p text:style-name="Standard">Design methodology</text:p>
      <text:p text:style-name="Standard"/>
      <text:p text:style-name="Standard">An iterative design approach will be used throughout the project, similar to agile. An early focus will be given to producing a playable game with a few simple mechanics then considerable time will be spent polishing those mechanics to make them fun before more are added.</text:p>
      <text:p text:style-name="P1"/>
      <text:p text:style-name="P1">Appendix</text:p>
      <text:p text:style-name="Standard"/>
      <text:p text:style-name="P1">Time plan</text:p>
      <text:p text:style-name="P1"/>
      <text:p text:style-name="Standard">A pdf time plan is supplied with this proposal showing all deliverables and tasks required for the completion of this project. All times are estimates and are amusing this project takes precedence over other work and life commitments. All features are outlined to prevent feature creep, however more may be added in the slim chance that there is excess time at the end of the project.</text:p>
      <text:p text:style-name="P1"/>
      <text:p text:style-name="P1">Literature review</text:p>
      <text:p text:style-name="P1"/>
      <text:p text:style-name="P5">Game programming software assistance</text:p>
      <text:p text:style-name="P5"/>
      <text:p text:style-name="P5">There are many available resources to assist me with the programming of this game. Unity themselves supply literature covering all of the basics of their editor from simple code and function definitions to video tutorials. Further problem solving material can be found on developer forums such as stack overflow. Any code used from such sites will be documented and credited to the original author.</text:p>
      <text:p text:style-name="P5"/>
      <text:p text:style-name="P5">Game design and reward structure</text:p>
      <text:p text:style-name="P5"/>
      <text:p text:style-name="P4"><text:span text:style-name="T3">The primary focus of this game is to create enjoyment through focus on challenges as outlined in </text:span><text:bookmark text:name="btAsinTitle"/><text:span text:style-name="T2">Designing Games: A Guide to Engineering Experiences (Tynan Sylvester) and to motivate them with rewards that align with the rest of the game. Other areas of the game will be designed to maximise the teachings of this and other books to evoke the correct emotional responses from the player and with any luck create a fun (and possible slightly addictive) game.</text:span></text:p>
      <text:p text:style-name="P5"/>
      <text:p text:style-name="Standard"/>
      <text:p text:style-name="P1">References</text:p>
      <text:list xml:id="list8041606639100931352" text:style-name="L9">
        <text:list-item>
          <text:p text:style-name="P18">Roguebasin, Berlin interpretation [online](updated 11/1/13) Available at <text:a xlink:type="simple" xlink:href="http://roguebasin.roguelikedevelopment.org/index.php?title=Berlin_Interpretation" office:target-frame-name="_top" xlink:show="replace">http://roguebasin.roguelikedevelopment.org/index.php?title=Berlin_Interpretation</text:a> [Accessed 27/9/13]</text:p>
        </text:list-item>
        <text:list-item>
          <text:p text:style-name="P18">Darren Grey, Screw the Berlin Interpretation [online] [Updated 14/5/13) Available at <text:a xlink:type="simple" xlink:href="http://www.gamesofgrey.com/blog/?p=403" office:target-frame-name="_top" xlink:show="replace">http://www.gamesofgrey.com/blog/?p=403</text:a> [Accessed 27/9/13]</text:p>
        </text:list-item>
        <text:list-item>
          <text:p text:style-name="P18"><text:soft-page-break/>Unity scripting reference [online] <text:a xlink:type="simple" xlink:href="http://docs.unity3d.com/Documentation/ScriptReference/" office:target-frame-name="_top" xlink:show="replace">http://docs.unity3d.com/Documentation/ScriptReference/</text:a></text:p>
        </text:list-item>
        <text:list-item>
          <text:p text:style-name="P18">Multiple authors, Roguelike [online], (Last updated 09/02/13 by user “whatisdelicious”) Available at <text:a xlink:type="simple" xlink:href="http://www.giantbomb.com/roguelike/3015-1065/" office:target-frame-name="_top" xlink:show="replace">http://www.giantbomb.com/roguelike/3015-1065/</text:a> [Accessed 22/10/13]</text:p>
        </text:list-item>
        <text:list-item>
          <text:p text:style-name="P18">Scott Rigby, Richard Ryan, 2011. Glued to Games: How video games draw us in and hold us spellbound</text:p>
        </text:list-item>
        <text:list-item>
          <text:p text:style-name="P18"><text:a xlink:type="simple" xlink:href="http://stackoverflow.com/">http://stackoverflow.com/</text:a> </text:p>
        </text:list-item>
        <text:list-item>
          <text:p text:style-name="P19">Tynan Sylvester, 21/2/13. <text:s/>Designing Games: A Guide to Engineering Experiences</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1" style:font-size-complex="24pt"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10-08T19:18:00Z</meta:creation-date>
    <dc:date>2013-10-25T13:04:20.26</dc:date>
    <meta:editing-cycles>17</meta:editing-cycles>
    <meta:editing-duration>PT9H25M33S</meta:editing-duration>
    <meta:document-statistic meta:table-count="0" meta:image-count="0" meta:object-count="0" meta:page-count="5" meta:paragraph-count="115" meta:word-count="1819" meta:character-count="10623"/>
    <meta:template xlink:type="simple" xlink:actuate="onRequest" xlink:title="" xlink:href="../../Project%20proposal.odt/Normal.dotm"/>
  </office:meta>
</office:document-meta>
</file>